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onComponent.getResolvedEPR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Component.getEPR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Component.setEndpoints( Saxon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on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